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9163342870723291595"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8205872691085733151"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4961530752491953765"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1314305480108860142"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6813690784062454"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8466819612300113396"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571535799174222931"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5736689607115936070"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0500332" text:continue-list="list6571535799174222931"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610717444570170419"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0504478"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0506584"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0503936"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0506677"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0513018"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4991006812340445608"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651581363368976010"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985130974771338920"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0502638"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203983282666611256"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917273994852909690"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101732737865754952" text:style-name="L15">
        <text:list-item>
          <text:list>
            <text:list-header>
              <text:p text:style-name="P183">1.5 miles averaging about 9:40/mile and rest 1 min</text:p>
            </text:list-header>
          </text:list>
        </text:list-item>
      </text:list>
      <text:p text:style-name="P24">1 mile in 8:26 and rest 2 min</text:p>
      <text:list xml:id="list1884703361599554234"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202930286009010740"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0498901"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1599854327476509300"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601400624337268345"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5700974611669512806"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0496039" text:continue-list="list7601400624337268345" text:style-name="L19">
        <text:list-item>
          <text:list>
            <text:list-header>
              <text:p text:style-name="P187">(Pace*HR)=1240</text:p>
            </text:list-header>
          </text:list>
        </text:list-item>
      </text:list>
      <text:list xml:id="list30495487" text:continue-list="list1599854327476509300" text:style-name="L18">
        <text:list-item>
          <text:list>
            <text:list-header>
              <text:p text:style-name="P186">2 miles at 10:46/mile Ave HR= 121 bpm and rest a few minutes</text:p>
            </text:list-header>
          </text:list>
        </text:list-item>
      </text:list>
      <text:list xml:id="list30498752" text:continue-list="list30496039"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0512402"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587342852965404011"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803406430785870551"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721628688268613758"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4463263457302185960"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778918356018716741"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768142652534946418"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0496550"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0494040"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805205195839113992"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767953683348798156"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154066583094910235"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703640770877792099"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46583161279219670"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527021112379856995" text:style-name="L32">
        <text:list-item>
          <text:list>
            <text:list-header>
              <text:p text:style-name="P197">0.25 miles in 2:54</text:p>
              <text:p text:style-name="P197">1 mile in 9:21 going faster as I ran and ending at around 8:30 pace</text:p>
            </text:list-header>
          </text:list>
        </text:list-item>
      </text:list>
      <text:list xml:id="list8037489486813879314"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952026045417769601"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647370869481838073"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077417707303189713"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652563445213743962"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10"/>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984975348054779917"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text:soft-page-break/></text:p>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19T10:24:50.52</dc:date>
    <dc:creator>James Lombardi</dc:creator>
    <meta:editing-duration>P28DT1H34M34S</meta:editing-duration>
    <meta:editing-cycles>2065</meta:editing-cycles>
    <meta:generator>OpenOffice/4.1.2$Win32 OpenOffice.org_project/412m3$Build-9782</meta:generator>
    <meta:document-statistic meta:table-count="0" meta:image-count="9" meta:object-count="0" meta:page-count="205" meta:paragraph-count="5959" meta:word-count="64525" meta:character-count="330565"/>
  </office:meta>
</office:document-meta>
</file>